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list-style-name="L59"/>
    <style:style style:name="P90" style:family="paragraph" style:parent-style-name="Standard" style:list-style-name="L60"/>
    <style:style style:name="P9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42654752715686031"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92304254973730852"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9112616271682785397"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5780268616793884996"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4317076170214935965"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271996094690068103"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3388178438898639804"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1980715042294354625"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1797407208362233485"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1034679117072946581"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3974926879159007920"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4349887726134222349"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1186253668586202127"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2938066822354011035"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5584931463567980651" text:style-name="L15">
        <text:list-item>
          <text:p text:style-name="P24">Special Clipping Matrix eingeführt, weil das definitiv die MVP-Matrix der anderen Kamera ist, wobei die Modelmatrix auch etwas anderes sein kann</text:p>
        </text:list-item>
      </text:list>
      <text:p text:style-name="Standard"/>
      <text:list xml:id="list8584395849770026718"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8326854755094155152"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9344172"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4076915413656039812"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6393300480602405664"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3837986438484267633"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6341927276035326056"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7361975540703244719"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7708724202713401706"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7201427796500380008"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1331873190869202275"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7366339013810762498"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1211029783414430301"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8176598454313231102"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3397672231788768398"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5895395214655605907"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8887792881991800380"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1415527242721974640"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6627551288668806750"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1156628934437831226"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590953685689135405"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3858580194780206043"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1718736373847712318"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5685595766901322460"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1358704494928913849"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2794810989039261819"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7081519397120094838"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7461657204541844735"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2703068680042205616"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9370082"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9360590"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18030765320508625"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2307001284451517374"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9362610"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9343809"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9370718"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3273642760738588500"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804905871388423053"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7630061425730575704"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9368667"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1471885006200053603"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2675842605880089941"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3238533538984738036"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6150815574855171644"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3097745662113373673"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2372577574468973823"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55835221556129913" text:style-name="L55">
        <text:list-item>
          <text:p text:style-name="P85">Unity Wiki sagt, dass man alles, was mit HideFlags.HideAndDontSave markiert wird, selbst zerstören muss, weil sich Resources.LoadUnsuedAssets (?) nicht darum kümmert</text:p>
          <text:list>
            <text:list-item>
              <text:p text:style-name="P85">Also überall, wo das stand, auch ein entsprechendes OnDestroy eingebaut</text:p>
            </text:list-item>
          </text:list>
        </text:list-item>
        <text:list-item>
          <text:p text:style-name="P85">Hatte irgendwann, die InputSystem-Subscription aus dem MainMenu entfernt (wahrscheinlich versehentlich)</text:p>
          <text:list>
            <text:list-item>
              <text:p text:style-name="P85">Wieder eingefügt</text:p>
            </text:list-item>
          </text:list>
        </text:list-item>
      </text:list>
      <text:p text:style-name="Standard"/>
      <text:p text:style-name="P9">05.01.20</text:p>
      <text:p text:style-name="Standard"/>
      <text:list xml:id="list39348460" text:continue-numbering="true" text:style-name="L55">
        <text:list-item>
          <text:p text:style-name="P85">x</text:p>
        </text:list-item>
      </text:list>
      <text:p text:style-name="Standard"/>
      <text:p text:style-name="P9">06.01.20</text:p>
      <text:p text:style-name="Standard"><text:soft-page-break/></text:p>
      <text:list xml:id="list6648984476594741136" text:style-name="L56">
        <text:list-item>
          <text:p text:style-name="P86">x</text:p>
        </text:list-item>
      </text:list>
      <text:p text:style-name="Standard"/>
      <text:p text:style-name="P9">07.01.20</text:p>
      <text:p text:style-name="Standard"/>
      <text:list xml:id="list439225821048645027" text:style-name="L57">
        <text:list-item>
          <text:p text:style-name="P87">Backface Culling Button</text:p>
          <text:list>
            <text:list-item>
              <text:p text:style-name="P87">Dachte mir, das pinke Muster hatte trotzdem einen Nutzen, also habe ich einen Button eingefügt, um zwischen 3 CullingModes zu wechseln: Kein Culling, normales Backfaceculling und highlighted Backfaces (der alte Default)</text:p>
            </text:list-item>
            <text:list-item>
              <text:p text:style-name="P87">WindowOverlay des CamControllers hat Button bekommen</text:p>
              <text:list>
                <text:list-item>
                  <text:p text:style-name="P87">Da der Sprite wechseln muss, musste ich einen kleinen hack benutzen, um an den Sprite zu kommen (sonst hätte ich eine Menge Code anpassen müssen)</text:p>
                  <text:list>
                    <text:list-item>
                      <text:p text:style-name="P87">Den Sprite zu einem spezifischen Sprite setzen, dann alle Images getten und das mit genau dem Sprite ist das, was ich will</text:p>
                    </text:list-item>
                  </text:list>
                </text:list-item>
                <text:list-item>
                  <text:p text:style-name="P87">Button sagt dem Controller nur, dass er gedrückt wurde</text:p>
                </text:list-item>
              </text:list>
            </text:list-item>
            <text:list-item>
              <text:p text:style-name="P87">CamController kümmert sich um nahezu alles</text:p>
              <text:list>
                <text:list-item>
                  <text:p text:style-name="P87">Klasse CullButtonSetup</text:p>
                  <text:list>
                    <text:list-item>
                      <text:p text:style-name="P87">readonly Sprite und CustomGLCamera.CullMode</text:p>
                    </text:list-item>
                  </text:list>
                </text:list-item>
                <text:list-item>
                  <text:p text:style-name="P87">static List&lt;CullButtonSetup&gt; und static CullButtonSetup currentCullButtonSetup</text:p>
                </text:list-item>
                <text:list-item>
                  <text:p text:style-name="P87">static, weil es für beide CamController gleich sein soll und so spare ich es mir, den current mode zwischen beiden "synchronisieren" zu müssen</text:p>
                </text:list-item>
                <text:list-item>
                  <text:p text:style-name="P87">Einfach nur current Mode setzen (wenn Button gedrückt, indexof current + 1 % alles), dann für this und other CullModeUpdated aufrufen, da das Feld static ist, haben beide den gleichen Wert</text:p>
                </text:list-item>
                <text:list-item>
                  <text:p text:style-name="P87">Rufen das WindowOverlay auf und updaten den Sprite</text:p>
                </text:list-item>
                <text:list-item>
                  <text:p text:style-name="P87">Rufen dann noch die Kamera mit dem CullMode, sodass diese die Shadervariablen setten kann</text:p>
                </text:list-item>
              </text:list>
            </text:list-item>
          </text:list>
        </text:list-item>
      </text:list>
      <text:p text:style-name="Standard"/>
      <text:p text:style-name="P9">08.01.20</text:p>
      <text:p text:style-name="Standard"/>
      <text:list xml:id="list7982220309710410623" text:style-name="L58">
        <text:list-item>
          <text:p text:style-name="P88">E-Mail vom Onkel, Treffen mit Lenz</text:p>
          <text:list>
            <text:list-item>
              <text:p text:style-name="P88">Lighting Screen Render View Grid Gizmo Toggle entscheidet nun darüber, ob die Gizmos gezeichnet werden, oder nicht. Zuvor wurden sie immer noch gezeichnet, wenn man die Kamera oder Lichter bewegte.</text:p>
            </text:list-item>
            <text:list-item>
              <text:p text:style-name="P88">Resolutions begrenzt</text:p>
              <text:list>
                <text:list-item>
                  <text:p text:style-name="P88">Die Liste wurde echt lang (Desktop Bildschirm die ganze Länge des Bildschirms...)</text:p>
                </text:list-item>
                <text:list-item>
                  <text:p text:style-name="P88">Auf meinem Laptopbildschirm gingen sie bis 320x200, was wirklich unsinnig ist. </text:p>
                  <text:list>
                    <text:list-item>
                      <text:p text:style-name="P88">1) 640x480 ist nun das Minimum</text:p>
                    </text:list-item>
                    <text:list-item>
                      <text:p text:style-name="P88">2) Nur noch eine Version pro Auflösung: Die mit der höchsten RefreshRate (wird nicht mehr angezeigt)</text:p>
                      <text:list>
                        <text:list-item>
                          <text:p text:style-name="P88">Dictionary&lt;(int, int), Resoltution&gt;, um beim Iterieren über Screen.resolutions die höchsten RefreshRates herauszufiltern.</text:p>
                        </text:list-item>
                      </text:list>
                    </text:list-item>
                  </text:list>
                </text:list-item>
              </text:list>
            </text:list-item>
            <text:list-item>
              <text:p text:style-name="P88">Toggle für die Model Colors. </text:p>
              <text:list>
                <text:list-item>
                  <text:p text:style-name="P88">Wenn angetoggled, wird das Modell neu geladen, damit die Farben direkt geupdatet werden</text:p>
                </text:list-item>
              </text:list>
            </text:list-item>
            <text:list-item>
              <text:p text:style-name="P88">Lighting Screen Kamera</text:p>
              <text:list>
                <text:list-item>
                  <text:p text:style-name="P88">Weiter entfernte Far Clip Plane (weil der Cutoff des Wire Floors bei 6.67 doof aussah)</text:p>
                </text:list-item>
                <text:list-item>
                  <text:p text:style-name="P88">Man kann nun in Objekte reinzoomen, vor allem, damit man das Innere von Spheres sehen kann, weil Phong z.B. auch dort Highlights erzeugt, während Blinn-Phong <text:soft-page-break/>keine an Backfaces hat.</text:p>
                </text:list-item>
              </text:list>
            </text:list-item>
            <text:list-item>
              <text:p text:style-name="P88">Soft Split LightingSetup entfernt</text:p>
            </text:list-item>
            <text:list-item>
              <text:p text:style-name="P88">Matrix Screen Reset zoomt nun ungefähr so, dass alles auf dem Bildschirm passt</text:p>
              <text:list>
                <text:list-item>
                  <text:p text:style-name="P88">Ist immer noch zentiert</text:p>
                </text:list-item>
                <text:list-item>
                  <text:p text:style-name="P88">Model Preview ist damit halb abgeschnitten</text:p>
                </text:list-item>
                <text:list-item>
                  <text:p text:style-name="P88">Das ist gut so, damit man vielleicht sieht, dass man pannen kann.</text:p>
                </text:list-item>
                <text:list-item>
                  <text:p text:style-name="P88">"1:1"-Zoom-Button eingefügt, weil es sein könnte, dass jemand einen kleinen Monitor hat UND keine Maus bzw. nichts zum Scrollen hat.</text:p>
                </text:list-item>
              </text:list>
            </text:list-item>
            <text:list-item>
              <text:p text:style-name="P88">"External View" ist jetzt "Clip Space Visualization"</text:p>
            </text:list-item>
            <text:list-item>
              <text:p text:style-name="P88">Morgen: 1.0-Build. Nicht heute, falls mir noch ein paar Kleinigkeiten einfallen...</text:p>
            </text:list-item>
          </text:list>
        </text:list-item>
      </text:list>
      <text:p text:style-name="Standard"/>
      <text:p text:style-name="P8">09.01.20</text:p>
      <text:p text:style-name="Standard"/>
      <text:list xml:id="list3930561033001001607" text:style-name="L59">
        <text:list-item>
          <text:p text:style-name="P89">1.0-Release</text:p>
        </text:list-item>
        <text:list-item>
          <text:p text:style-name="P89">Vorher aber noch ein paar klitzekleine Veränderungen</text:p>
          <text:list>
            <text:list-item>
              <text:p text:style-name="P89">Ein paar LightingModel-Descriptions geupdated</text:p>
              <text:list>
                <text:list-item>
                  <text:p text:style-name="P89">Typos und Rechtschreibfehler behoben</text:p>
                </text:list-item>
                <text:list-item>
                  <text:p text:style-name="P89">Teilweise etwas mehr Info gegeben, teils Unnötiges und Verwirrendes entfernt</text:p>
                </text:list-item>
              </text:list>
            </text:list-item>
            <text:list-item>
              <text:p text:style-name="P89">Diffuse Wrap ist nun Half Lambert, nach der Valve-Formel (die gleiche wie zuvor, aber diesmal noch quadriert)</text:p>
            </text:list-item>
          </text:list>
        </text:list-item>
        <text:list-item>
          <text:p text:style-name="P89">Für Release diesmal auch 32-Bit-Version erstellt, da ich ja noch meinen alten Laptop habe und dort die 64-Bit-Release natürlich NICHT läuft.</text:p>
        </text:list-item>
        <text:list-item>
          <text:p text:style-name="P89">Website noch geupdated und fertig!</text:p>
        </text:list-item>
        <text:list-item>
          <text:p text:style-name="P89">TODO: Bericht</text:p>
        </text:list-item>
      </text:list>
      <text:p text:style-name="Standard"/>
      <text:p text:style-name="P9">10.01.20</text:p>
      <text:p text:style-name="Standard"/>
      <text:list xml:id="list1342710347606891780" text:style-name="L60">
        <text:list-item>
          <text:p text:style-name="P90">asdf</text:p>
        </text:list-item>
        <text:list-item>
          <text:p text:style-name="P9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9T19:14:30.90</dc:date>
    <dc:creator>Max Linke</dc:creator>
    <meta:editing-duration>PT16H6M6S</meta:editing-duration>
    <meta:editing-cycles>135</meta:editing-cycles>
    <meta:generator>OpenOffice/4.1.6$Win32 OpenOffice.org_project/416m1$Build-9790</meta:generator>
    <meta:document-statistic meta:table-count="0" meta:image-count="0" meta:object-count="0" meta:page-count="40" meta:paragraph-count="1260" meta:word-count="15461" meta:character-count="100609"/>
  </office:meta>
</office:document-meta>
</file>